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913*"/>
    </style:style>
    <style:style style:name="Table1.B" style:family="table-column">
      <style:table-column-properties style:column-width="13.626cm" style:rel-column-width="77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　アクターが,任意の研究室ページのURLにアクセスする。</text:p>
            <text:p text:style-name="Table_20_Contents">2.　システムが該当する研究室ページを表示する。</text:p>
            <text:p text:style-name="Table_20_Contents">3.　アクターが「review」クラスの5ツ星をクリックし、評価する。</text:p>
            <text:p text:style-name="Table_20_Contents">4.　アクターが「submit」ボタンを押下する。</text:p>
            <text:p text:style-name="Table_20_Contents">5.　評価がシステムに送信される。</text:p>
            <text:p text:style-name="Table_20_Contents">6.　システムは「評価が完了しました」と表示する。</text:p>
            <text:p text:style-name="Table_20_Contents">7.　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9T22:11:44.870156000</meta:creation-date>
    <dc:date>2014-11-29T23:19:58</dc:date>
    <meta:editing-duration>PT01H06M47S</meta:editing-duration>
    <meta:editing-cycles>2</meta:editing-cycles>
    <meta:generator>OpenOffice.org/3.2$Unix OpenOffice.org_project/320m18$Build-9502</meta:generator>
    <meta:document-statistic meta:table-count="1" meta:image-count="0" meta:object-count="0" meta:page-count="1" meta:paragraph-count="18" meta:word-count="111" meta:character-count="250"/>
  </office:meta>
</office:document-meta>
</file>